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Y BOISDANGHIEN <text:s text:c="46"/>13/11/19</text:p>
      <text:p text:style-name="P1"/>
      <text:p text:style-name="P3">EXAM SQL - ex2</text:p>
      <text:p text:style-name="P3"/>
      <text:p text:style-name="P3"/>
      <text:p text:style-name="P6">J'ai choisit de créer 3 tables principales :</text:p>
      <text:list xml:id="list165293961039838523" text:style-name="L1">
        <text:list-item>
          <text:p text:style-name="P7">pour les zones géographiques : states</text:p>
        </text:list-item>
        <text:list-item>
          <text:p text:style-name="P7">pour les types d'environnement : environnements</text:p>
        </text:list-item>
        <text:list-item>
          <text:p text:style-name="P7">pour les données de nombres de latrines : datalat</text:p>
        </text:list-item>
      </text:list>
      <text:p text:style-name="P6"/>
      <text:p text:style-name="P6">La table datalat a une cardinalité 1+n avec les tables states et envirrronements , elle intégrera donc 2 clés étrangères correspondant à ces tables.</text:p>
      <text:p text:style-name="P6">Les tables states et environnements ont une cardinalité n+n, on créera une table de relation entre ces deux tables.</text:p>
      <text:p text:style-name="P6"/>
      <text:p text:style-name="P6"/>
      <text:p text:style-name="P6">Création de la base :</text:p>
      <text:p text:style-name="P6"/>
      <text:p text:style-name="P6">CREATE DATABASE latrines</text:p>
      <text:p text:style-name="P6">CHARACTER SET utf8 </text:p>
      <text:p text:style-name="P6">COLLATE utf8_general_ci; </text:p>
      <text:p text:style-name="P6"/>
      <text:p text:style-name="P6">Création de l'utilisateur :</text:p>
      <text:p text:style-name="P6"/>
      <text:p text:style-name="P6">CREATE USER 'latuser'@'localhost' IDENTIFIED BY 'latuser'; </text:p>
      <text:p text:style-name="P6"/>
      <text:p text:style-name="P6">GRANT SELECT, INSERT, UPDATE, DELETE </text:p>
      <text:p text:style-name="P6">ON latrine.* </text:p>
      <text:p text:style-name="P6">TO 'latuser'@'localhost';</text:p>
      <text:p text:style-name="P6"><text:s/></text:p>
      <text:p text:style-name="P6">FLUSH PRIVILEGES; </text:p>
      <text:p text:style-name="P6"/>
      <text:p text:style-name="P6"/>
      <text:p text:style-name="P6"/>
      <text:p text:style-name="P6"/>
      <text:p text:style-name="P5"/>
      <text:p text:style-name="P5">Création  de la table states:</text:p>
      <text:p text:style-name="P5"/>
      <text:p text:style-name="P6">CREATE TABLE states</text:p>
      <text:p text:style-name="P6">( </text:p>
      <text:p text:style-name="P6"><text:tab/>idSte INT(3) UNSIGNED NOT NULL AUTO_INCREMENT, </text:p>
      <text:p text:style-name="P6"><text:tab/>steNom VARCHAR(128) NOT NULL, </text:p>
      <text:p text:style-name="P6"><text:tab/>PRIMARY KEY (idSte)</text:p>
      <text:p text:style-name="P6">); </text:p>
      <text:p text:style-name="P6"/>
      <text:p text:style-name="P5"/>
      <text:p text:style-name="P5">Création de la table environements:</text:p>
      <text:p text:style-name="P5"/>
      <text:p text:style-name="P6">CREATE TABLE environnements</text:p>
      <text:p text:style-name="P6">( </text:p>
      <text:p text:style-name="P6"><text:soft-page-break/><text:tab/>idEnv INT(3) UNSIGNED NOT NULL AUTO_INCREMENT, </text:p>
      <text:p text:style-name="P6"><text:tab/>envLib VARCHAR(128) NOT NULL, </text:p>
      <text:p text:style-name="P6"><text:tab/>PRIMARY KEY (idEnv)</text:p>
      <text:p text:style-name="P6">); </text:p>
      <text:p text:style-name="P6"/>
      <text:p text:style-name="P6"/>
      <text:p text:style-name="P5">Création de la table de liaison states / environements:</text:p>
      <text:p text:style-name="P5"/>
      <text:p text:style-name="P6">CREATE TABLE steenv</text:p>
      <text:p text:style-name="P6">( </text:p>
      <text:p text:style-name="P6"><text:tab/>idSte INT(3) UNSIGNED NOT NULL, </text:p>
      <text:p text:style-name="P6"><text:tab/>idEnv INT(3) UNSIGNED NOT NULL, </text:p>
      <text:p text:style-name="P6"><text:tab/>UNIQUE (idSte, idEnv) </text:p>
      <text:p text:style-name="P6">); </text:p>
      <text:p text:style-name="P6"/>
      <text:p text:style-name="P6">Création de la table des quantités de latrines</text:p>
      <text:p text:style-name="P6"/>
      <text:p text:style-name="P6">CREATE TABLE datalat</text:p>
      <text:p text:style-name="P6">( </text:p>
      <text:p text:style-name="P6"><text:tab/>idDat INT(3) UNSIGNED NOT NULL AUTO_INCREMENT, </text:p>
      <text:p text:style-name="P6"><text:tab/>idSte INT(3) UNSIGNED NOT NULL, </text:p>
      <text:p text:style-name="P6"><text:tab/>idEnv INT(3) UNSIGNED NOT NULL, </text:p>
      <text:p text:style-name="P6"><text:tab/>pitTyp int(4) <text:s/>UNSIGNED,</text:p>
      <text:p text:style-name="P6"><text:tab/>watTyp int(4) <text:s/>UNSIGNED,</text:p>
      <text:p text:style-name="P6"><text:tab/>othTyp int(4) <text:s/>UNSIGNED,</text:p>
      <text:p text:style-name="P6"><text:tab/>noTyp int(4) <text:s/>UNSIGNED,</text:p>
      <text:p text:style-name="P6"><text:tab/>mudSol int(4) <text:s/>UNSIGNED,</text:p>
      <text:p text:style-name="P6"><text:tab/>wodSol int(4) <text:s/>UNSIGNED,</text:p>
      <text:p text:style-name="P6"><text:tab/>brkSol int(4) <text:s/>UNSIGNED,</text:p>
      <text:p text:style-name="P6"><text:tab/>stnSol int(4) <text:s/>UNSIGNED,</text:p>
      <text:p text:style-name="P6"><text:tab/>cmtSol int(4) <text:s/>UNSIGNED,</text:p>
      <text:p text:style-name="P6"><text:tab/>mscSol int(4) <text:s/>UNSIGNED,</text:p>
      <text:p text:style-name="P6"><text:tab/>othSol int(4) <text:s/>UNSIGNED,</text:p>
      <text:p text:style-name="P6"><text:tab/>PRIMARY KEY (idDat) ,</text:p>
      <text:p text:style-name="P6"><text:tab/>FOREIGN KEY (idSte) REFERENCES states(idSte),</text:p>
      <text:p text:style-name="P6"><text:tab/>FOREIGN KEY (idEnv) REFERENCES environnements(idEnv)</text:p>
      <text:p text:style-name="P6">); </text:p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03:11.12</meta:creation-date>
    <meta:document-statistic meta:table-count="0" meta:image-count="0" meta:object-count="0" meta:page-count="2" meta:paragraph-count="61" meta:word-count="265" meta:character-count="1864"/>
    <dc:date>2019-11-13T12:18:15.56</dc:date>
    <meta:editing-duration>PT14M43S</meta:editing-duration>
    <meta:editing-cycles>1</meta:editing-cycles>
    <meta:generator>OpenOffice/4.0.0$Win32 OpenOffice.org_project/400m3$Build-9702</meta:generator>
  </office:meta>
</office:document-meta>
</file>